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2.03mm"/>
    </style:style>
    <style:style style:name="co4" style:family="table-column">
      <style:table-column-properties fo:break-before="auto" style:column-width="40.25mm"/>
    </style:style>
    <style:style style:name="co5" style:family="table-column">
      <style:table-column-properties fo:break-before="auto" style:column-width="66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up</text:p>
          </table:table-cell>
          <table:table-cell office:value-type="string" calcext:value-type="string">
            <text:p>Disseny (Nota)</text:p>
          </table:table-cell>
          <table:table-cell office:value-type="string" calcext:value-type="string">
            <text:p>Registrar</text:p>
          </table:table-cell>
          <table:table-cell office:value-type="string" calcext:value-type="string">
            <text:p>Logars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No-diners</text:p>
          </table:table-cell>
          <table:table-cell office:value-type="string" calcext:value-type="string">
            <text:p>Historic-Factures</text:p>
          </table:table-cell>
          <table:table-cell office:value-type="string" calcext:value-type="string">
            <text:p>esborrar cookies</text:p>
          </table:table-cell>
          <table:table-cell office:value-type="string" calcext:value-type="string">
            <text:p>Observacions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erf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 s’afegeix bé la quantitat, no saps quan has comprat un item ni els diners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Quan no selecciones el producte i fas comprar, et diu que no tens diners. Imatges Random, no saps si has comprat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rrors de codi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Logout disponible quan no registrat. Quan intentes comprar alguna cosa, et diu login i no register. Al comprar (accio) et diu que no tens items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ogout quan no registrat et porta a un logout. Si fas login again, et porta a admin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 es pot comprov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 es pot comprova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Go somewhere no et porta enlloc, diners base massa alts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 es pot comprovar qty no func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tems multiplicats per 3, Quantity no funciona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 pots modificar qty. Ben fet posant lopcio de veure carr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1:48.676180787</meta:creation-date>
    <dc:date>2018-05-30T18:40:09.550543591</dc:date>
    <meta:editing-duration>PT47M8S</meta:editing-duration>
    <meta:editing-cycles>4</meta:editing-cycles>
    <meta:generator>LibreOffice/5.2.7.2$Linux_X86_64 LibreOffice_project/20m0$Build-2</meta:generator>
    <meta:document-statistic meta:table-count="1" meta:cell-count="100" meta:object-count="0"/>
  </office:meta>
</office:document-meta>
</file>